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0.464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="none" draw:textarea-horizontal-align="justify" draw:textarea-vertical-align="middle" draw:auto-grow-height="false" fo:min-height="0.458cm" fo:min-width="0.208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8cm" fo:min-width="0.5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16cm" fo:min-width="0.108cm" fo:padding-top="0.142cm" fo:padding-bottom="0.142cm" fo:padding-left="0.267cm" fo:padding-right="0.267cm"/>
    </style:style>
    <style:style style:name="gr5" style:family="graphic" style:parent-style-name="objectwithoutfill">
      <style:graphic-properties draw:stroke="dash" draw:stroke-dash="Dash_20__28_Rounded_29_" svg:stroke-width="0.018cm" svg:stroke-color="#000000" draw:marker-start-width="0.227cm" draw:marker-end-width="0.227cm" svg:stroke-linecap="round" draw:fill="none" draw:textarea-vertical-align="middle" fo:padding-top="0.134cm" fo:padding-bottom="0.134cm" fo:padding-left="0.259cm" fo:padding-right="0.259cm"/>
    </style:style>
    <style:style style:name="gr6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23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.014cm" fo:min-width="1.143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cm" fo:min-width="1.047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338cm" fo:min-width="0.466cm" fo:padding-top="0.142cm" fo:padding-bottom="0.142cm" fo:padding-left="0.267cm" fo:padding-right="0.267cm"/>
    </style:style>
    <style:style style:name="gr11" style:family="graphic" style:parent-style-name="standard">
      <style:graphic-properties svg:stroke-width="0.018cm" svg:stroke-color="#000000" draw:marker-start-width="0.227cm" draw:marker-end-width="0.227cm" draw:fill="none" draw:opacity="100%" draw:textarea-horizontal-align="justify" draw:textarea-vertical-align="middle" draw:auto-grow-height="false" fo:min-height="0cm" fo:min-width="1.014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loext:graphic-properties draw:fill="none" draw:opacity="100%"/>
      <style:paragraph-properties fo:text-align="center"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98cm" svg:height="2cm" draw:transform="rotate (0.785398163397448) translate (2.439cm 3.14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cm" svg:height="1cm" svg:x="1.344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cm" svg:height="1.238cm" svg:x="-0.027cm" svg:y="-0.0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.731cm" svg:y="1.456cm">
          <text:p/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5" draw:text-style-name="P1" draw:layer="layout" svg:x1="0cm" svg:y1="0.71cm" svg:x2="6.3cm" svg:y2="7.01cm">
          <text:p/>
        </draw:line>
        <draw:line draw:style-name="gr5" draw:text-style-name="P1" draw:layer="layout" svg:x1="0.7cm" svg:y1="0cm" svg:x2="7cm" svg:y2="6.3cm">
          <text:p/>
        </draw:line>
        <draw:custom-shape draw:style-name="gr6" draw:text-style-name="P1" draw:layer="layout" svg:width="0.15cm" svg:height="0.15cm" svg:x="1.615cm" svg:y="0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1.307cm" svg:y="0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901cm" svg:y="0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0.439cm" svg:y="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5.899cm" svg:y="2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6.579cm" svg:y="1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323cm" svg:height="0.645cm" draw:transform="rotate (0.785398163397448) translate (1.972cm 2.93cm)">
          <draw:text-box>
            <text:p><text:span text:style-name="T1">Front</text:span></text:p>
          </draw:text-box>
        </draw:frame>
        <draw:custom-shape draw:style-name="gr8" draw:text-style-name="P4" draw:layer="layout" svg:width="2.051cm" svg:height="0.527cm" draw:transform="rotate (-0.785398163397448) translate (2.095cm 0.587cm)">
          <text:p text:style-name="P3"><text:span text:style-name="T2">Dista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4" draw:layer="layout" svg:width="1.953cm" svg:height="0.451cm" draw:transform="skewX (0.00226892802759262) rotate (0.784700031696651) translate (4.028cm 3.297cm)">
          <text:p text:style-name="P3"><text:span text:style-name="T2">Distance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5.498cm" svg:y1="1.98cm" svg:x2="5.976cm" svg:y2="2.458cm">
          <text:p/>
        </draw:line>
        <draw:line draw:style-name="gr5" draw:text-style-name="P1" draw:layer="layout" svg:x1="1.692cm" svg:y1="0.983cm" svg:x2="2.17cm" svg:y2="0.505cm">
          <text:p/>
        </draw:line>
        <draw:line draw:style-name="gr5" draw:text-style-name="P1" draw:layer="layout" svg:x1="3.156cm" svg:y1="2.423cm" svg:x2="3.634cm" svg:y2="1.945cm">
          <text:p/>
        </draw:line>
        <draw:custom-shape draw:style-name="gr10" draw:text-style-name="P1" draw:layer="layout" svg:width="1cm" svg:height="0.622cm" draw:transform="rotate (-0.488692190558412) translate (5.277cm 5.793cm)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3.366cm" svg:y1="5.041cm" svg:x2="3.844cm" svg:y2="4.563cm">
          <text:p/>
        </draw:line>
        <draw:line draw:style-name="gr5" draw:text-style-name="P1" draw:layer="layout" svg:x1="4.734cm" svg:y1="6.387cm" svg:x2="5.212cm" svg:y2="5.909cm">
          <text:p/>
        </draw:line>
        <draw:custom-shape draw:style-name="gr11" draw:text-style-name="P4" draw:layer="layout" svg:width="1.912cm" svg:height="0.492cm" draw:transform="rotate (-0.785398163397449) translate (3.602cm 4.803cm)">
          <text:p text:style-name="P3"><text:span text:style-name="T2">Distance</text:span></text:p>
          <draw:enhanced-geometry svg:viewBox="0 0 21600 21600" draw:mirror-horizontal="false" draw:mirror-vertical="false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.44cm" svg:y1="6.971cm" svg:x2="6.989cm" svg:y2="1.44cm">
          <text:p/>
        </draw:line>
        <draw:line draw:style-name="gr5" draw:text-style-name="P1" draw:layer="layout" svg:x1="0.04cm" svg:y1="5.535cm" svg:x2="5.589cm" svg:y2="0.004cm">
          <text:p/>
        </draw:line>
        <draw:custom-shape draw:style-name="gr6" draw:text-style-name="P1" draw:layer="layout" svg:width="0.15cm" svg:height="0.15cm" svg:x="5.136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5.9cm" svg:y="2.3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15cm" svg:height="0.15cm" svg:x="5.873cm" svg:y="6.5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urel Wisse</meta:initial-creator>
    <meta:creation-date>2024-09-24T16:16:02.437655175</meta:creation-date>
    <dc:date>2024-10-29T07:21:57.290152050</dc:date>
    <dc:creator>Aurel Wisse</dc:creator>
    <meta:editing-duration>PT1H6M25S</meta:editing-duration>
    <meta:editing-cycles>14</meta:editing-cycles>
    <meta:generator>LibreOffice/7.3.7.2$Linux_X86_64 LibreOffice_project/30$Build-2</meta:generator>
    <meta:document-statistic meta:object-count="27"/>
  </office:meta>
</office:document-meta>
</file>